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Chandas" svg:font-family="Chandas" style:font-pitch="variable"/>
    <style:font-face style:name="Gargi" svg:font-family="Gargi" style:font-pitch="variable"/>
    <style:font-face style:name="KacstQurn" svg:font-family="KacstQurn" style:font-pitch="variable"/>
    <style:font-face style:name="Meera" svg:font-family="Meer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DejaVu Sans" fo:font-size="14pt" officeooo:rsid="00032bcb" officeooo:paragraph-rsid="00032bcb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style:font-name="DejaVu Sans" fo:font-size="14pt" fo:font-style="normal" fo:font-weight="normal" officeooo:rsid="0003ff3c" officeooo:paragraph-rsid="0003ff3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2bcb" officeooo:paragraph-rsid="00032bcb"/>
    </style:style>
    <style:style style:name="P4" style:family="paragraph" style:parent-style-name="Standard">
      <style:paragraph-properties fo:text-align="center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KacstQurn" fo:font-size="22pt" officeooo:rsid="00032bcb" officeooo:paragraph-rsid="00032bcb" style:font-size-asian="22pt" style:font-size-complex="22pt"/>
    </style:style>
    <style:style style:name="P9" style:family="paragraph" style:parent-style-name="Preformatted_20_Text" style:list-style-name="L3">
      <style:paragraph-properties fo:text-align="start" style:justify-single-word="false"/>
      <style:text-properties style:font-name="KacstQurn" fo:font-size="14pt" officeooo:paragraph-rsid="00032bcb" style:font-size-asian="14pt" style:font-size-complex="14pt"/>
    </style:style>
    <style:style style:name="P10" style:family="paragraph" style:parent-style-name="Preformatted_20_Text" style:list-style-name="L3">
      <style:paragraph-properties fo:text-align="start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12" style:family="paragraph" style:parent-style-name="Preformatted_20_Text" style:list-style-name="L4">
      <style:paragraph-properties fo:text-align="start" style:justify-single-word="false"/>
      <style:text-properties style:font-name="KacstQurn" fo:font-size="14pt" officeooo:rsid="00032bcb" officeooo:paragraph-rsid="00032bcb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KacstQurn" fo:font-size="14pt" officeooo:rsid="00032bcb" officeooo:paragraph-rsid="0004d9bb" style:font-size-asian="14pt" style:font-size-complex="14pt"/>
    </style:style>
    <style:style style:name="P14" style:family="paragraph" style:parent-style-name="Preformatted_20_Text" style:list-style-name="L4">
      <style:paragraph-properties fo:text-align="start" style:justify-single-word="false"/>
      <style:text-properties style:font-name="KacstQurn" fo:font-size="14pt" officeooo:rsid="0003c515" officeooo:paragraph-rsid="0003c515" style:font-size-asian="14pt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style:font-name="KacstQurn" fo:font-size="14pt" fo:font-style="italic" style:text-underline-style="none" fo:font-weight="bold" officeooo:rsid="00032bcb" officeooo:paragraph-rsid="00032bcb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KacstQurn" fo:font-size="14pt" fo:font-style="normal" fo:font-weight="normal" officeooo:rsid="0003c515" officeooo:paragraph-rsid="0003c515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KacstQurn" fo:font-size="14pt" fo:font-style="normal" fo:font-weight="normal" officeooo:rsid="0003ff3c" officeooo:paragraph-rsid="0003ff3c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KacstQurn" fo:font-size="14pt" fo:font-style="normal" fo:font-weight="bold" officeooo:rsid="0003c515" officeooo:paragraph-rsid="0003c51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style:font-name="KacstQurn" fo:font-size="22pt" officeooo:rsid="00032bcb" officeooo:paragraph-rsid="00032bcb" style:font-size-asian="22pt" style:font-size-complex="22pt"/>
    </style:style>
    <style:style style:name="P20" style:family="paragraph" style:parent-style-name="Preformatted_20_Text">
      <style:paragraph-properties fo:text-align="start" style:justify-single-word="false"/>
      <style:text-properties style:font-name="KacstQurn" fo:font-size="22pt" fo:font-style="normal" fo:font-weight="normal" officeooo:rsid="0003c515" officeooo:paragraph-rsid="0003c515" style:font-size-asian="22pt" style:font-style-asian="normal" style:font-weight-asian="normal" style:font-size-complex="22pt" style:font-style-complex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font-name="KacstQurn" fo:font-size="22pt" fo:font-style="normal" fo:font-weight="normal" officeooo:rsid="0003c515" officeooo:paragraph-rsid="0004d9bb" style:font-size-asian="22pt" style:font-style-asian="normal" style:font-weight-asian="normal" style:font-size-complex="22pt" style:font-style-complex="normal" style:font-weight-complex="normal"/>
    </style:style>
    <style:style style:name="P22" style:family="paragraph" style:parent-style-name="Preformatted_20_Text" style:list-style-name="L5">
      <style:paragraph-properties fo:text-align="start" style:justify-single-word="false"/>
      <style:text-properties style:font-name="KacstQurn" officeooo:paragraph-rsid="0003c515"/>
    </style:style>
    <style:style style:name="T1" style:family="text">
      <style:text-properties officeooo:rsid="00032bcb"/>
    </style:style>
    <style:style style:name="T2" style:family="text">
      <style:text-properties style:font-name="DejaVu Sans" fo:font-size="14pt" style:font-size-asian="14pt" style:font-size-complex="14pt"/>
    </style:style>
    <style:style style:name="T3" style:family="text">
      <style:text-properties style:font-name="DejaVu Sans" fo:font-size="14pt" fo:font-style="normal" fo:font-weight="normal" officeooo:rsid="0003c515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DejaVu Sans" fo:font-size="14pt" fo:font-style="italic" style:text-underline-style="solid" style:text-underline-width="auto" style:text-underline-color="font-color" fo:font-weight="normal" officeooo:rsid="0003c51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3c515" style:font-style-asian="italic" style:font-weight-asian="bold" style:font-style-complex="italic" style:font-weight-complex="bold"/>
    </style:style>
    <style:style style:name="T8" style:family="text">
      <style:text-properties officeooo:rsid="0003c515"/>
    </style:style>
    <style:style style:name="T9" style:family="text">
      <style:text-properties style:text-position="super 58%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normal" fo:font-weight="normal" officeooo:rsid="0003c51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italic" style:text-underline-style="solid" style:text-underline-width="auto" style:text-underline-color="font-color" fo:font-weight="normal" officeooo:rsid="0003c515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aakar"/>
    </style:style>
    <style:style style:name="T14" style:family="text">
      <style:text-properties style:font-name="aakar" fo:font-size="14pt" style:font-size-asian="14pt" style:font-size-complex="14pt"/>
    </style:style>
    <style:style style:name="T15" style:family="text">
      <style:text-properties style:font-name="Chandas"/>
    </style:style>
    <style:style style:name="T16" style:family="text">
      <style:text-properties style:font-name="Chandas" fo:font-size="14pt" style:font-size-asian="14pt" style:font-size-complex="14pt"/>
    </style:style>
    <style:style style:name="T17" style:family="text">
      <style:text-properties style:font-name="Gargi"/>
    </style:style>
    <style:style style:name="T18" style:family="text">
      <style:text-properties style:font-name="Gargi" fo:font-size="14pt" style:font-size-asian="14pt" style:font-size-complex="14pt"/>
    </style:style>
    <style:style style:name="T19" style:family="text">
      <style:text-properties style:font-name="AnjaliOldLipi"/>
    </style:style>
    <style:style style:name="T20" style:family="text">
      <style:text-properties style:font-name="AnjaliOldLipi" fo:font-size="14pt" style:font-size-asian="14pt" style:font-size-complex="14pt"/>
    </style:style>
    <style:style style:name="T21" style:family="text">
      <style:text-properties style:font-name="Meera"/>
    </style:style>
    <style:style style:name="T22" style:family="text">
      <style:text-properties style:font-name="Meera" fo:font-size="14pt" style:font-size-asian="14pt" style:font-size-complex="14pt"/>
    </style:style>
    <style:style style:name="T23" style:family="text">
      <style:text-properties style:font-name="KacstQurn"/>
    </style:style>
    <style:style style:name="T24" style:family="text">
      <style:text-properties style:font-name="KacstQur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maći – react</text:p>
      <text:p text:style-name="P5"/>
      <text:p text:style-name="P8">React i parcel setup:</text:p>
      <text:p text:style-name="P4"/>
      <text:list xml:id="list493791854" text:style-name="L1">
        <text:list-item>
          <text:p text:style-name="P3"><text:span text:style-name="T24">instalirajte </text:span><text:a xlink:type="simple" xlink:href="https://nodejs.org/en/download/" text:style-name="Internet_20_link" text:visited-style-name="Visited_20_Internet_20_Link"><text:span text:style-name="T24">nodejs</text:span></text:a><text:span text:style-name="T24"> na računalo </text:span></text:p>
        </text:list-item>
      </text:list>
      <text:list xml:id="list3297366765" text:style-name="L2">
        <text:list-item>
          <text:p text:style-name="P6">stvorite folder domaći-react sa strukturom:</text:p>
        </text:list-item>
      </text:list>
      <text:list xml:id="list4207810900" text:style-name="L3">
        <text:list-item>
          <text:list>
            <text:list-item>
              <text:p text:style-name="P7">src</text:p>
              <text:list>
                <text:list-item>
                  <text:p text:style-name="P7">index.html</text:p>
                </text:list-item>
                <text:list-item>
                  <text:p text:style-name="P7">app.js</text:p>
                </text:list-item>
              </text:list>
            </text:list-item>
            <text:list-item>
              <text:p text:style-name="P7">.babelrc</text:p>
            </text:list-item>
          </text:list>
        </text:list-item>
        <text:list-item>
          <text:p text:style-name="P7">U body index.html filea ubacite iduće tagove:</text:p>
          <text:list>
            <text:list-item>
              <text:p text:style-name="P7">&lt;div id=”app”&gt;&lt;/div&gt;</text:p>
            </text:list-item>
            <text:list-item>
              <text:p text:style-name="P7">&lt;script src=”app.js”&gt;&lt;/script&gt;</text:p>
            </text:list-item>
          </text:list>
        </text:list-item>
        <text:list-item>
          <text:p text:style-name="P7">Pokrenite powershell unutar folder domaći-react</text:p>
          <text:list>
            <text:list-item>
              <text:p text:style-name="P7">shift+desni_klik na folder </text:p>
            </text:list-item>
            <text:list-item>
              <text:p text:style-name="P7">open in powershell</text:p>
            </text:list-item>
          </text:list>
        </text:list-item>
        <text:list-item>
          <text:p text:style-name="P7">Ako niste instalirajte parcel komandom npm install --global parcel</text:p>
        </text:list-item>
        <text:list-item>
          <text:p text:style-name="P7">Inicijalizirajte projekt pomoću komande npm init -y</text:p>
        </text:list-item>
        <text:list-item>
          <text:p text:style-name="P7">U .babelrc zapišite:</text:p>
          <text:list>
            <text:list-item>
              <text:p text:style-name="P9"><text:bookmark text:name="8acf"/><text:span text:style-name="T1">{</text:span> "presets": ["env", <text:s/>"react"] }</text:p>
            </text:list-item>
          </text:list>
        </text:list-item>
        <text:list-item>
          <text:p text:style-name="P10">U fileu package.json koji se generira nakon korištenja funkcije <text:line-break/>npm init -y pronađite ključ “test” i zamjenite ga ključem “start” te mu vrijednost promijenite na “parcel ./src/index.html”</text:p>
        </text:list-item>
        <text:list-item>
          <text:p text:style-name="P10">Sada komandom npm start iz power shell terminala možete pokrenuti vašu aplikaciju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9">Zadatak:</text:p>
      <text:p text:style-name="P11"/>
      <text:p text:style-name="P11">Vaš zadatak je napraviti prikaz za evolucijsko stablo pokemona.</text:p>
      <text:p text:style-name="P11"/>
      <text:p text:style-name="P19"/>
      <text:p text:style-name="P19"/>
      <text:p text:style-name="P19"><text:span text:style-name="T8">Struktura</text:span>:</text:p>
      <text:p text:style-name="P11"/>
      <text:p text:style-name="P11"/>
      <text:p text:style-name="P11"><text:tab/><text:span text:style-name="T6">Pokemon:</text:span></text:p>
      <text:p text:style-name="P15"/>
      <text:p text:style-name="P11">Obična klasa, služi za spremanje podataka o pojedinom pokemonu. Konstruktor te klase prima argumente:</text:p>
      <text:p text:style-name="P11"/>
      <text:list xml:id="list1026131034" text:style-name="L4">
        <text:list-item>
          <text:p text:style-name="P12">ime (String)</text:p>
        </text:list-item>
        <text:list-item>
          <text:p text:style-name="P12"><text:span text:style-name="T8">hp</text:span> (Number)</text:p>
        </text:list-item>
        <text:list-item>
          <text:p text:style-name="P14">attack (Number)</text:p>
        </text:list-item>
        <text:list-item>
          <text:p text:style-name="P14">defense (Number)</text:p>
        </text:list-item>
        <text:list-item>
          <text:p text:style-name="P14">Speed (Number)</text:p>
        </text:list-item>
        <text:list-item>
          <text:p text:style-name="P14">spAtk (Number)</text:p>
        </text:list-item>
        <text:list-item>
          <text:p text:style-name="P14">spDef (Number)</text:p>
        </text:list-item>
        <text:list-item>
          <text:p text:style-name="P12">evolucije [String, String…]</text:p>
        </text:list-item>
      </text:list>
      <text:p text:style-name="P11"/>
      <text:p text:style-name="P1"><text:span text:style-name="T23">Podatke o pojedinim pokemonima možete pronaći na </text:span><text:a xlink:type="simple" xlink:href="https://pokedex.org/" text:style-name="Internet_20_link" text:visited-style-name="Visited_20_Internet_20_Link"><text:span text:style-name="T23">https://pokedex.org/</text:span></text:a><text:span text:style-name="T23"> </text:span></text:p>
      <text:p text:style-name="P11"/>
      <text:p text:style-name="P11"/>
      <text:p text:style-name="P13"><text:tab/></text:p>
      <text:p text:style-name="P13"><text:span text:style-name="T7"/></text:p>
      <text:p text:style-name="P13"><text:soft-page-break/><text:span text:style-name="T7">App:</text:span></text:p>
      <text:p text:style-name="P16"/>
      <text:p text:style-name="P16">Klasa koja extenda react Component. Glavna klasa vaše aplikacije.</text:p>
      <text:p text:style-name="P16">Konstruktor prima props argument i poziva funkciju super(props).</text:p>
      <text:p text:style-name="P16">Postavlja state te react komponente na: </text:p>
      <text:list xml:id="list2985331369" text:style-name="L5">
        <text:list-item>
          <text:p text:style-name="P22"><text:span text:style-name="T11">this.state = {pokemons: [Pokemon(</text:span><text:span text:style-name="T12">svi argumenti koje prima</text:span><text:span text:style-name="T11">),Pokemon(argumenti)…]}</text:span></text:p>
        </text:list-item>
      </text:list>
      <text:p text:style-name="P16">Na ovaj naćin generirajte 3 pokemona zajedno sa njihovim evolucijama</text:p>
      <text:p text:style-name="P16"/>
      <text:p text:style-name="P16">App klasa u render funkciji mapira this.state.pokemons u &lt;PokemonCard&gt; komponentu koja <text:span text:style-name="T9">*</text:span>kao props prima podatke o pokemonu (prisjetite se props argument se šalje jednako kao i propertyi html elementima)</text:p>
      <text:p text:style-name="P16"/>
      <text:p text:style-name="P16"><text:tab/><text:span text:style-name="T5">PokemonCard:</text:span></text:p>
      <text:p text:style-name="P18"/>
      <text:p text:style-name="P16">Za razliku od App react komponenete PokemonCard nećemo definirati klasom već arrow funkcijom (props) =&gt; {} kojom ćemo predstaviti podatke o našem pokemonu. Props objekt će u sebi sadržavati podatke o pokemonu koje ovoj komponenti šaljemo iz App klase (pogledaj <text:span text:style-name="T9">*</text:span> označenu rečenicu kod App klase). Vaš zadatak je da sami osmislite kako će ova komponenta prikazivat podatke o pokemonu. </text:p>
      <text:p text:style-name="P16"/>
      <text:p text:style-name="P16"/>
      <text:p text:style-name="P16"/>
      <text:p text:style-name="P16"/>
      <text:p text:style-name="P21"><text:line-break/></text:p>
      <text:p text:style-name="P21"/>
      <text:p text:style-name="P21"><text:soft-page-break/>Pomoć:</text:p>
      <text:p text:style-name="P20"/>
      <text:p text:style-name="P17">Svaka react komponente vraća samo jedan root html element što znači da:<text:line-break/><text:tab/>&lt;div&gt;Hello&lt;/div&gt;<text:line-break/><text:tab/>&lt;div&gt;World&lt;/div&gt; <text:line-break/>nije dopušteno, već:</text:p>
      <text:p text:style-name="P17"><text:tab/>&lt;div&gt;<text:line-break/><text:tab/><text:tab/>&lt;div&gt;Hello&lt;/div&gt;<text:line-break/><text:tab/><text:tab/>&lt;div&gt;World&lt;/div&gt;<text:line-break/><text:tab/>&lt;/div&gt;<text:line-break/><text:line-break/>Svaka react komponente započinje sa velikim početnim slovom.</text:p>
      <text:p text:style-name="P17">Ako react komponentama želite dodavat class kako bi ih kasnije editirali css-om ili primjenjivali ReactMaterialize css na njih morate koristit property className umjesto class.</text:p>
      <text:p text:style-name="P17"/>
      <text:p text:style-name="P2"><text:span text:style-name="T23">Pomoć u pisanju reacta možete pronaći na linku </text:span><text:a xlink:type="simple" xlink:href="https://reactjs.org/tutorial/tutorial.html" text:style-name="Internet_20_link" text:visited-style-name="Visited_20_Internet_20_Link"><text:span text:style-name="T23">https://reactjs.org/tutorial/tutorial.html</text:span></text:a><text:span text:style-name="T23">, official stranici react frameworka.</text:span>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Chandas" svg:font-family="Chandas" style:font-pitch="variable"/>
    <style:font-face style:name="Gargi" svg:font-family="Gargi" style:font-pitch="variable"/>
    <style:font-face style:name="KacstQurn" svg:font-family="KacstQurn" style:font-pitch="variable"/>
    <style:font-face style:name="Meera" svg:font-family="Meer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ubuntu" style:family="paragraph" style:parent-style-name="Standard">
      <style:paragraph-properties fo:text-align="start" style:justify-single-word="false"/>
      <style:text-properties officeooo:rsid="00032bcb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47:38.629316922</meta:creation-date>
    <dc:date>2019-03-28T10:21:23.965272680</dc:date>
    <meta:editing-duration>PT14M3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50" meta:word-count="381" meta:character-count="2646" meta:non-whitespace-character-count="2319"/>
  </office:meta>
</office:document-meta>
</file>